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aniel P. Hay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February 12, 1891</text:p>
      <text:p text:style-name="P6">Month<text:tab/><text:tab/><text:tab/><text:tab/><text:tab/><text:tab/>February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4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 photocopy is available in Box 19, FF 10.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Page 1]</text:p>
      <text:p text:style-name="P3">TELEPHONE-CORTLANDT 1093./</text:p>
      <text:p text:style-name="P2">Law Offices of/</text:p>
      <text:p text:style-name="P2">Hays &amp; Greenbaum,/</text:p>
      <text:p text:style-name="P2">170 Broadway,/</text:p>
      <text:p text:style-name="P3">Daniel P. Hays./</text:p>
      <text:p text:style-name="P3">Samuel Greenbaum.</text:p>
      <text:p text:style-name="P4">New York Feb 12' 1891/</text:p>
      <text:p text:style-name="P3">Dear Doctor/</text:p>
      <text:p text:style-name="P3"><text:tab/>As you will see by the/ enclosed circular we expect you to be present/ on Sunday next and address the meeting/ which we hope will be better attended than/ the last. <text:s/>I took the liberty of putting/ your name in the circular before inviting/ you, knowing that we could depend upon you/ as one of the staunch friends of the Seminary/ or rather its truest and best friend./</text:p>
      <text:p text:style-name="P3"><text:tab/>Hoping to see you there/ I am very truly/ Danl. P. Hays/</text:p>
      <text:p text:style-name="P3">Rev. Dr. S. Morais/</text:p>
      <text:p text:style-name="P3"/>
      <text:p text:style-name="P3">[Page 2]</text:p>
      <text:p text:style-name="P2">The Jewish Theological Seminary Association./</text:p>
      <text:p text:style-name="P2">Trustees./</text:p>
      <text:p text:style-name="P3"><text:soft-page-break/><text:tab/>Hon. JOSEPH BLUMENTHAL, President,<text:tab/><text:tab/>151 East 73d Street, New York./</text:p>
      <text:p text:style-name="P3"><text:tab/>Dr. A. FRIEDENWALD, Vice-President,<text:tab/><text:tab/>310 N. Eutaw Street, Baltimore, Md./</text:p>
      <text:p text:style-name="P3"><text:tab/>NEWMAN COWEN, Treasurer,<text:tab/><text:tab/><text:tab/>207 Canal Street, New York./</text:p>
      <text:p text:style-name="P3"><text:tab/>DANIEL P. HAYS, Secretary,<text:tab/><text:tab/><text:tab/>170 Broadway, New York./</text:p>
      <text:p text:style-name="P3"><text:tab/>LOUIS ASH,<text:tab/><text:tab/><text:tab/><text:tab/><text:tab/><text:tab/>679 Lexington Avenue, New York./</text:p>
      <text:p text:style-name="P3"><text:tab/>MAX COHEN,<text:tab/><text:tab/><text:tab/><text:tab/><text:tab/>336 East 50th Street, New York./</text:p>
      <text:p text:style-name="P3"><text:tab/>DR. S. SOLIS-COHEN,<text:tab/><text:tab/><text:tab/><text:tab/>219 So. 17th Street, Philadelphia./</text:p>
      <text:p text:style-name="P3"><text:tab/>ISAAC FLES,<text:tab/><text:tab/><text:tab/><text:tab/><text:tab/><text:tab/>157 E. 108th Street, New York./</text:p>
      <text:p text:style-name="P3"><text:tab/>WILLIAM H. GOLDSTEIN,<text:tab/><text:tab/><text:tab/><text:tab/>481 Broadway, New York./</text:p>
      <text:p text:style-name="P3"><text:tab/>S. M. HYNEMAN,<text:tab/><text:tab/><text:tab/><text:tab/><text:tab/>715 Drexel Building, Philadelphia./</text:p>
      <text:p text:style-name="P3"><text:tab/>S. JARMULOWSKY,<text:tab/><text:tab/><text:tab/><text:tab/><text:tab/>54 Canal Street, New York./</text:p>
      <text:p text:style-name="P3"><text:tab/>NATHAN LEVIN,<text:tab/><text:tab/><text:tab/><text:tab/><text:tab/>5 East Broadway, New York./</text:p>
      <text:p text:style-name="P3"><text:tab/>JOSEPH E. NEWBURGER,<text:tab/><text:tab/><text:tab/><text:tab/>237 Broadway, New York./</text:p>
      <text:p text:style-name="P3"><text:tab/>MOSES OTTINGER,<text:tab/><text:tab/><text:tab/><text:tab/><text:tab/>110 East 61st Street, New York./</text:p>
      <text:p text:style-name="P3"><text:tab/>EDGAR PHILLIPS,<text:tab/><text:tab/><text:tab/><text:tab/><text:tab/>36 West 12th Street, New York./</text:p>
      <text:p text:style-name="P3"><text:tab/>D. M. PIZA,<text:tab/><text:tab/><text:tab/><text:tab/><text:tab/><text:tab/>495 Lexington Avenue, New York./</text:p>
      <text:p text:style-name="P3"><text:tab/>EDWARD L. ROTHSCHILD,<text:tab/><text:tab/><text:tab/>219 So. Front Street, Philadelphia./</text:p>
      <text:p text:style-name="P3"><text:tab/>JACOB SINGER,<text:tab/><text:tab/><text:tab/><text:tab/><text:tab/>431 Chestnut Street, Philadelphia./</text:p>
      <text:p text:style-name="P3"><text:tab/>JONAS WEIL,<text:tab/><text:tab/><text:tab/><text:tab/><text:tab/>327 East 51st Street, New York./</text:p>
      <text:p text:style-name="P2">Advisory Board of Ministers./</text:p>
      <text:p text:style-name="P3"><text:tab/>Rev. Dr. S. MORAIS,<text:tab/><text:tab/><text:tab/><text:tab/><text:tab/>546 N. 5th Street, Philadelphia, Pa./<text:tab/><text:tab/></text:p>
      <text:p text:style-name="P3"><text:tab/>Rev. Dr. A. KOHUT,<text:tab/><text:tab/><text:tab/><text:tab/><text:tab/>39 Beekman Place, New York./</text:p>
      <text:p text:style-name="P3"><text:tab/>Rev. Dr. M. JASTROW,<text:tab/><text:tab/><text:tab/><text:tab/>925 N. 8th Street, Philadelphia, Pa./</text:p>
      <text:p text:style-name="P3"><text:tab/>Rev. A. P. MENDES,<text:tab/><text:tab/><text:tab/><text:tab/><text:tab/>Newport, R. I./</text:p>
      <text:p text:style-name="P3"><text:tab/>Rev. Dr. H. S. JACOBS,<text:tab/><text:tab/><text:tab/><text:tab/>144 East 65th Street, New York./</text:p>
      <text:p text:style-name="P3"><text:tab/>Rev. Dr. F. deSOLA MENDES,<text:tab/><text:tab/><text:tab/>163 West 73d Street, New York./</text:p>
      <text:p text:style-name="P3"><text:tab/>Rev. Dr. A. WISE,<text:tab/><text:tab/><text:tab/><text:tab/><text:tab/>324 East 30th Street, New York./</text:p>
      <text:p text:style-name="P3"><text:tab/>Rev. Dr. M. MAISNER,<text:tab/><text:tab/><text:tab/><text:tab/>874 Lexington Avenue, New York./</text:p>
      <text:p text:style-name="P3"><text:tab/>Rev. Dr. H. W. SCHNEEBERGER,<text:tab/><text:tab/><text:tab/>336 East Baltimore Street, Baltimore./</text:p>
      <text:p text:style-name="P3"><text:tab/>Rev. Dr. H. P. MENDES,<text:tab/><text:tab/><text:tab/><text:tab/>152 West 49th Street, New York./</text:p>
      <text:p text:style-name="P3"><text:tab/>Rev. Dr. B. DRACHMAN,<text:tab/><text:tab/><text:tab/><text:tab/>329 East 51st Street, New York./</text:p>
      <text:p text:style-name="P2">President of the Faculty./</text:p>
      <text:p text:style-name="P2">Rev. S. MORAIS, LL. D./</text:p>
      <text:p text:style-name="P2">Preceptors./</text:p>
      <text:p text:style-name="P3"><text:tab/>Rev. Dr. B. DRACHMAN,<text:tab/><text:tab/><text:tab/><text:tab/>Bible, Hebrew, Grammar and Composition./</text:p>
      <text:p text:style-name="P3"><text:tab/>Dr. G. LIEBERMAN,<text:tab/><text:tab/><text:tab/><text:tab/><text:tab/>Mishna and Gemara./</text:p>
      <text:p text:style-name="P3"><text:tab/>Dr. CYRUS ADLER, of Johns Hopkins' University,<text:tab/>Lecturer on Biblical Archaeology./</text:p>
      <text:p text:style-name="P2">SEMINARY ROOMS: 31 Cooper Union, New York./</text:p>
      <text:p text:style-name="P2"/>
      <text:p text:style-name="P3">[Page 3]</text:p>
      <text:p text:style-name="P3">DEAR SIR:/</text:p>
      <text:p text:style-name="P3"><text:tab/>In obedience to the generally expressed opinion that there was urgent need for the maintenance of/ a seat of Jewish learning in New York City, the center of Judaism in America, the Jewish Theological/ Seminary Association was organized five years ago./</text:p>
      <text:p text:style-name="P3"><text:tab/>The need was recognized as urgent, because it was felt that Rabbis and teachers trained in this/ country, surrounded <text:s/>by the intellectual and moral influences of this land, and imbued with the spirit of/ American institutions, can better thoroughly reach the heart of Jewish youth and enter into sympathy with/ the spiritual life and thought of our time and people./</text:p>
      <text:p text:style-name="P3"><text:tab/>Since then the need of such a seminary has become intensified by the enormous Jewish <text:soft-page-break/>immigration/ from Russia in recent years./</text:p>
      <text:p text:style-name="P3"><text:tab/>The most effectual method of carrying on the necessary work of Americanization in its best and/ highest sense, is by sending among them religious guides who will command their respect by their Hebrew/ learning and their religious fervor, and who will effect the social elevation of their brethren by the culture/ and refinement of their customs, habits, speech and demeanor./</text:p>
      <text:p text:style-name="P3"><text:tab/>The importance of maintaining such an educational institution should receive universal recognition./ <text:s/>The Faculty and Trustees of the Jewish Theological Seminary have put forth every effort to develop the/ institution in consonance with the best and most approved modern collegiate methods, and in a manner/ to meet the needs of the Jewish pulpit and school-room in America. <text:s/>Every student of the Seminary is/ required to secure a thorough secular collegiate training, and to evince a special aptitude for a ministerial/ career or for the exercise of teaching functions; and the object of the Seminary is to provide him with the/ facilities for training this aptitude and developing these functions./</text:p>
      <text:p text:style-name="P3"><text:tab/>After five years of experience and progress, the necessity confronts the trustees of enlarging the/ facilities of the Seminary. <text:s/>There is need for an increase in the teaching staff. <text:s/>A well-equipped working/ library is an urgent necessity, and so is the provision of a building properly fitted for the purposes of the/ Seminary./</text:p>
      <text:p text:style-name="P3"><text:tab/>In order to meet these needs we appeal to the Jewish community for early and adequate financial/ assistance. <text:s/>We have hitherto refrained from making any extensive and organized appeal to the public./ <text:s/>We now feel justified, however, in presenting our claim to the support of the Jewish community in behalf/ of our educational institution, which, as a seat of learning, should be a source of pride to our people and an/ element of assurance for the future weal of Judaism in America./</text:p>
      <text:p text:style-name="P3"><text:tab/>The existence of two such scholarly seats of learning in our city as the General Theological Semi-/nary of the Protestant Episcopal Church and the Union Theological Seminary of Presbyterian proclivities,/ should inspire the Jewish community to earnest efforts to place the Jewish Theological Seminary on a plane/ of equal efficiency with its sister institutions./</text:p>
      <text:p text:style-name="P3"><text:tab/>On the basis of the recent census Dr. Billings, who had charge of vital statistics, estimates that of/ the half a million Jews in this country fully one-third are resident in this city./</text:p>
      <text:p text:style-name="P3"><text:tab/>This is sufficient to indicate how urgent is the need for making suitable provision for the religious/ education of this vast multitude, and to demonstrate how capable such a community is to adequately sup-/port the Seminary, which is the practical instrument for assuring the training of those who are to carry on/ this task of education in America./</text:p>
      <text:p text:style-name="P3"><text:tab/>Our brethren in other cities, especially Philadelphia and Baltimore, have contributed a notable share/ hitherto in supplying the money necessary for the maintenance of the Seminary. <text:s/>The time has come when/ our co-religionists in New York City itself, where it is situated, should vindicate their reputation for gener-/osity in all that pertains to philanthropy and education, and in larger numbers and in a more liberal/ manner, contribute to the funds of this organization in order that its usefulness may be increased./</text:p>
      <text:p text:style-name="P3"><text:tab/>The pupils of the Seminary are at present divided into three classes, which are held at Cooper/ Union, Room 22./</text:p>
      <text:p text:style-name="P3"><text:tab/>There are six in the preparatory class, ranging in age from thirteen to fifteen years, and who have/ pursued their studies in the Seminary during one or two terms. <text:s/>In the Junior Grade there are three/</text:p>
      <text:p text:style-name="P3"/>
      <text:p text:style-name="P3">[Page 4]<text:line-break/>pupils, varying in age from fifteen to seventeen years, who have been connected with the Seminary about/ two years./</text:p>
      <text:p text:style-name="P3"><text:tab/>In the Senior Class there are four pupils, aged from seventeen to twenty years, who have been/ engaged in the pursuit of their studies at the Seminary two and three years./</text:p>
      <text:p text:style-name="P3"><text:tab/>Of these students eleven are from New York and two from Philadelphia./</text:p>
      <text:p text:style-name="P3"><text:soft-page-break/><text:tab/>Five were either born in the United States, or brought here in early childhood./</text:p>
      <text:p text:style-name="P3"><text:tab/>There are three students attending the sessions of the preparatory class who have not yet had been regu-/larly admitted./</text:p>
      <text:p text:style-name="P3"><text:tab/>It is possible that the first fruits of the efforts of the Seminary will be made manifest to the Jewish/ community by the graduation of a class in three years./</text:p>
      <text:p text:style-name="P3"><text:tab/>It is hoped that after reading this appeal you will be inspired with the wish to aid the Seminary by/ contributing to its support./</text:p>
      <text:p text:style-name="P3"><text:tab/>Membership is open to every Jew and Jewess, and to every Jewish congregation and kindred/ association./</text:p>
      <text:p text:style-name="P3"><text:tab/>Patrons pay $10 annually./</text:p>
      <text:p text:style-name="P3"><text:tab/>Subscribers pay $5 annually./</text:p>
      <text:p text:style-name="P3"><text:tab/>Life patrons pay $200./</text:p>
      <text:p text:style-name="P3"><text:tab/>Life subscribers pay $100./</text:p>
      <text:p text:style-name="P3"><text:tab/>Donations of $500 entitle the donor to Honorary Life Patronship./</text:p>
      <text:p text:style-name="P3"><text:tab/>Scholarships may be founded upon the payment of $2,500, and Fellowships upon the payment of/ $5,000./</text:p>
      <text:p text:style-name="P3"><text:tab/>If you are willing to aid the Seminary, please fill out blank spaces on enclosed postal-card, and/ forward to DANIEL P. HAYS, Secretary, 721 Lexington Avenue, New York./</text:p>
      <text:p text:style-name="P3"><text:tab/>Respectfully,/ JOSEPH BLUMENTHAL,/ <text:span text:style-name="T1">President</text:span>./</text:p>
      <text:p text:style-name="P3">DANIEL P. HAYS,/</text:p>
      <text:p text:style-name="P3"><text:tab/><text:span text:style-name="T1">Secretary</text:span>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2:26:39.14</meta:creation-date>
    <dc:date>2012-03-22T15:38:36.70</dc:date>
    <dc:creator>Penn Libraries</dc:creator>
    <meta:editing-duration>PT00H05M4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147" meta:word-count="1552" meta:character-count="9841"/>
  </office:meta>
</office:document-meta>
</file>